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LEGUIA GUTIERREZ, ANTHONY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5281856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35140215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LEGUIA GUTIERREZ, ANTHONY WILFRE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528185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/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SI</text:p>
          </table:table-cell>
          <table:table-cell table:style-name="Tabla1.A8" table:number-columns-spanned="2" office:value-type="string">
            <text:p text:style-name="P14">SI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3200</text:p>
          </table:table-cell>
          <table:table-cell table:style-name="Tableau1.D2" office:value-type="string">
            <text:p text:style-name="P8">70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70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8/2021</text:p>
          </table:table-cell>
          <table:table-cell table:style-name="Tabla2.A3" office:value-type="string">
            <text:p text:style-name="P22">89928131</text:p>
          </table:table-cell>
          <table:table-cell table:style-name="Tabla2.D3" office:value-type="string">
            <text:p text:style-name="P23">70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>FECHA POR DEFINIR DE ACUERDO A DISPONIBILIDAD, SE LE INDICO AL CLIENTE QUE EN UN LAPSO DE 21 DIAS SE LE ESTARA ATENDIEMDO Y SI HAY ALGUIN INCREMENTO EN EL PRECIO SE LE INFORMARA PARA QUE REGULARICE LA DIFERENCIA. </text:span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4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4T17:45:05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